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1.3555in"/>
    </style:style>
    <style:style style:name="co3" style:family="table-column">
      <style:table-column-properties fo:break-before="auto" style:column-width="2.3992in"/>
    </style:style>
    <style:style style:name="co4" style:family="table-column">
      <style:table-column-properties fo:break-before="auto" style:column-width="2.2811in"/>
    </style:style>
    <style:style style:name="co5" style:family="table-column">
      <style:table-column-properties fo:break-before="auto" style:column-width="0.602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483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color="#dc2300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2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0000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super 80%"/>
    </style:style>
    <style:style style:name="T2" style:family="text">
      <style:text-properties style:text-position="super 80%" fo:font-size="10pt" style:font-size-asian="10pt" style:font-size-complex="10pt"/>
    </style:style>
  </office:automatic-styles>
  <office:body>
    <office:spreadsheet>
      <table:table table:name="Antonio Feed Control Board BOM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Value/Par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Quant.<text:span text:style-name="T2">1</text:span></text:p>
          </table:table-cell>
          <table:table-cell table:style-name="ce5" office:value-type="string">
            <text:p>Cost<text:span text:style-name="T1">2</text:span></text:p>
          </table:table-cell>
          <table:table-cell table:style-name="ce5" office:value-type="string">
            <text:p>Tota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CB</text:p>
          </table:table-cell>
          <table:table-cell/>
          <table:table-cell office:value-type="string">
            <text:p>Printed Circuit Board</text:p>
          </table:table-cell>
          <table:table-cell office:value-type="string">
            <text:p>SUNSTONE Circuits</text:p>
          </table:table-cell>
          <table:table-cell office:value-type="float" office:value="1">
            <text:p>1</text:p>
          </table:table-cell>
          <table:table-cell table:style-name="ce7" office:value-type="string">
            <text:p>TB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N1</text:p>
          </table:table-cell>
          <table:table-cell office:value-type="string">
            <text:p>38720-6303</text:p>
          </table:table-cell>
          <table:table-cell office:value-type="string">
            <text:p>Barrier strip 3 circ. .375</text:p>
          </table:table-cell>
          <table:table-cell office:value-type="string">
            <text:p>DK WM5740-ND</text:p>
          </table:table-cell>
          <table:table-cell office:value-type="float" office:value="1">
            <text:p>1</text:p>
          </table:table-cell>
          <table:table-cell office:value-type="float" office:value="2.02">
            <text:p>2.02</text:p>
          </table:table-cell>
          <table:table-cell table:formula="of:=[.$E5]*[.$F5]" office:value-type="float" office:value="2.02">
            <text:p>2.02</text:p>
          </table:table-cell>
          <table:table-cell table:number-columns-repeated="1017"/>
        </table:table-row>
        <table:table-row table:style-name="ro1">
          <table:table-cell office:value-type="string">
            <text:p>CN2</text:p>
          </table:table-cell>
          <table:table-cell office:value-type="string">
            <text:p>38720-6306</text:p>
          </table:table-cell>
          <table:table-cell office:value-type="string">
            <text:p>Barrier strip 6 circ. .375</text:p>
          </table:table-cell>
          <table:table-cell office:value-type="string">
            <text:p>DK WM5746-ND</text:p>
          </table:table-cell>
          <table:table-cell office:value-type="float" office:value="1">
            <text:p>1</text:p>
          </table:table-cell>
          <table:table-cell office:value-type="float" office:value="3.27">
            <text:p>3.27</text:p>
          </table:table-cell>
          <table:table-cell table:formula="of:=[.$E6]*[.$F6]" office:value-type="float" office:value="3.27">
            <text:p>3.27</text:p>
          </table:table-cell>
          <table:table-cell table:number-columns-repeated="1017"/>
        </table:table-row>
        <table:table-row table:style-name="ro1">
          <table:table-cell office:value-type="string">
            <text:p>CN3,8</text:p>
          </table:table-cell>
          <table:table-cell office:value-type="string">
            <text:p>3-641216-4</text:p>
          </table:table-cell>
          <table:table-cell office:value-type="string">
            <text:p>Conn header 4pos .100 30AU</text:p>
          </table:table-cell>
          <table:table-cell office:value-type="string">
            <text:p>DK A30796-ND</text:p>
          </table:table-cell>
          <table:table-cell office:value-type="float" office:value="2">
            <text:p>2</text:p>
          </table:table-cell>
          <table:table-cell office:value-type="float" office:value="1.35">
            <text:p>1.35</text:p>
          </table:table-cell>
          <table:table-cell table:formula="of:=[.$E7]*[.$F7]" office:value-type="float" office:value="2.7">
            <text:p>2.70</text:p>
          </table:table-cell>
          <table:table-cell table:number-columns-repeated="1017"/>
        </table:table-row>
        <table:table-row table:style-name="ro1">
          <table:table-cell office:value-type="string">
            <text:p>CN4</text:p>
          </table:table-cell>
          <table:table-cell office:value-type="string">
            <text:p>1734354-2</text:p>
          </table:table-cell>
          <table:table-cell office:value-type="string">
            <text:p>Conn D-sub rcpt R/A 9pos gold</text:p>
          </table:table-cell>
          <table:table-cell office:value-type="string">
            <text:p>DK A35108-ND</text:p>
          </table:table-cell>
          <table:table-cell office:value-type="float" office:value="1">
            <text:p>1</text:p>
          </table:table-cell>
          <table:table-cell office:value-type="float" office:value="2.33">
            <text:p>2.33</text:p>
          </table:table-cell>
          <table:table-cell table:formula="of:=[.$E8]*[.$F8]" office:value-type="float" office:value="2.33">
            <text:p>2.33</text:p>
          </table:table-cell>
          <table:table-cell table:number-columns-repeated="1017"/>
        </table:table-row>
        <table:table-row table:style-name="ro1">
          <table:table-cell office:value-type="string">
            <text:p>CN5</text:p>
          </table:table-cell>
          <table:table-cell office:value-type="string">
            <text:p>XG4C-1434</text:p>
          </table:table-cell>
          <table:table-cell office:value-type="string">
            <text:p>Conn plug 14pos 3A R/A DIP</text:p>
          </table:table-cell>
          <table:table-cell office:value-type="string">
            <text:p>DK OR985-ND</text:p>
          </table:table-cell>
          <table:table-cell office:value-type="float" office:value="1">
            <text:p>1</text:p>
          </table:table-cell>
          <table:table-cell office:value-type="float" office:value="1.04">
            <text:p>1.04</text:p>
          </table:table-cell>
          <table:table-cell table:formula="of:=[.$E9]*[.$F9]" office:value-type="float" office:value="1.04">
            <text:p>1.04</text:p>
          </table:table-cell>
          <table:table-cell table:number-columns-repeated="1017"/>
        </table:table-row>
        <table:table-row table:style-name="ro1">
          <table:table-cell office:value-type="string">
            <text:p>CN6, 7</text:p>
          </table:table-cell>
          <table:table-cell office:value-type="string">
            <text:p>3-641216-2</text:p>
          </table:table-cell>
          <table:table-cell office:value-type="string">
            <text:p>Conn header 2pos .100 30AU</text:p>
          </table:table-cell>
          <table:table-cell office:value-type="string">
            <text:p>DK A30794-ND</text:p>
          </table:table-cell>
          <table:table-cell office:value-type="float" office:value="2">
            <text:p>2</text:p>
          </table:table-cell>
          <table:table-cell office:value-type="float" office:value="0.73">
            <text:p>0.73</text:p>
          </table:table-cell>
          <table:table-cell table:formula="of:=[.$E10]*[.$F10]" office:value-type="float" office:value="1.46">
            <text:p>1.46</text:p>
          </table:table-cell>
          <table:table-cell table:number-columns-repeated="1017"/>
        </table:table-row>
        <table:table-row table:style-name="ro1">
          <table:table-cell office:value-type="string">
            <text:p>CN9</text:p>
          </table:table-cell>
          <table:table-cell office:value-type="string">
            <text:p>3-641216-3</text:p>
          </table:table-cell>
          <table:table-cell office:value-type="string">
            <text:p>Conn header 3pos .100 30AU</text:p>
          </table:table-cell>
          <table:table-cell office:value-type="string">
            <text:p>DK A30795-ND</text:p>
          </table:table-cell>
          <table:table-cell office:value-type="float" office:value="1">
            <text:p>1</text:p>
          </table:table-cell>
          <table:table-cell office:value-type="float" office:value="1.02">
            <text:p>1.02</text:p>
          </table:table-cell>
          <table:table-cell table:formula="of:=[.$E11]*[.$F11]" office:value-type="float" office:value="1.02">
            <text:p>1.02</text:p>
          </table:table-cell>
          <table:table-cell table:number-columns-repeated="1017"/>
        </table:table-row>
        <table:table-row table:style-name="ro1">
          <table:table-cell office:value-type="string">
            <text:p>CN10,11</text:p>
          </table:table-cell>
          <table:table-cell office:value-type="string">
            <text:p>5747845-5</text:p>
          </table:table-cell>
          <table:table-cell office:value-type="string">
            <text:p>Conn D-sub rcpt R/A 15pos gold</text:p>
          </table:table-cell>
          <table:table-cell office:value-type="string">
            <text:p>DK A32122-ND</text:p>
          </table:table-cell>
          <table:table-cell office:value-type="float" office:value="2">
            <text:p>2</text:p>
          </table:table-cell>
          <table:table-cell office:value-type="float" office:value="4.7">
            <text:p>4.70</text:p>
          </table:table-cell>
          <table:table-cell table:formula="of:=[.$E12]*[.$F12]" office:value-type="float" office:value="9.4">
            <text:p>9.40</text:p>
          </table:table-cell>
          <table:table-cell table:number-columns-repeated="1017"/>
        </table:table-row>
        <table:table-row table:style-name="ro1">
          <table:table-cell office:value-type="string">
            <text:p>CN12</text:p>
          </table:table-cell>
          <table:table-cell office:value-type="string">
            <text:p>TD-120-6A</text:p>
          </table:table-cell>
          <table:table-cell office:value-type="string">
            <text:p>Conn header .100 40pos AU</text:p>
          </table:table-cell>
          <table:table-cell office:value-type="string">
            <text:p>DK SAM1113-20-ND</text:p>
          </table:table-cell>
          <table:table-cell office:value-type="float" office:value="0.125">
            <text:p>0.125</text:p>
          </table:table-cell>
          <table:table-cell office:value-type="float" office:value="9.67">
            <text:p>9.67</text:p>
          </table:table-cell>
          <table:table-cell table:formula="of:=[.$E13]*[.$F13]" office:value-type="float" office:value="1.20875">
            <text:p>1.2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1</text:p>
          </table:table-cell>
          <table:table-cell office:value-type="string">
            <text:p>PTN78000WAH</text:p>
          </table:table-cell>
          <table:table-cell office:value-type="string">
            <text:p>DC-to-DC converter (24V to 12V)</text:p>
          </table:table-cell>
          <table:table-cell office:value-type="string">
            <text:p>DK 296-20506-ND</text:p>
          </table:table-cell>
          <table:table-cell office:value-type="float" office:value="1">
            <text:p>1</text:p>
          </table:table-cell>
          <table:table-cell office:value-type="float" office:value="13.5">
            <text:p>13.50</text:p>
          </table:table-cell>
          <table:table-cell table:formula="of:=[.$E15]*[.$F15]" office:value-type="float" office:value="13.5">
            <text:p>13.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1</text:p>
          </table:table-cell>
          <table:table-cell office:value-type="string">
            <text:p>PIC32MX795F512L</text:p>
          </table:table-cell>
          <table:table-cell office:value-type="string">
            <text:p>Microcontroller (Microchip)</text:p>
          </table:table-cell>
          <table:table-cell office:value-type="string">
            <text:p>DK PIC32MX795F512L-80I/PT-ND</text:p>
          </table:table-cell>
          <table:table-cell office:value-type="float" office:value="1">
            <text:p>1</text:p>
          </table:table-cell>
          <table:table-cell office:value-type="float" office:value="9.41">
            <text:p>9.41</text:p>
          </table:table-cell>
          <table:table-cell table:formula="of:=[.$E17]*[.$F17]" office:value-type="float" office:value="9.41">
            <text:p>9.41</text:p>
          </table:table-cell>
          <table:table-cell table:number-columns-repeated="1017"/>
        </table:table-row>
        <table:table-row table:style-name="ro1">
          <table:table-cell office:value-type="string">
            <text:p>U2</text:p>
          </table:table-cell>
          <table:table-cell office:value-type="string">
            <text:p>CB3LV-3C-8M0000</text:p>
          </table:table-cell>
          <table:table-cell office:value-type="string">
            <text:p>8 MHz oscillator</text:p>
          </table:table-cell>
          <table:table-cell office:value-type="string">
            <text:p>DK CTX264LVCT-ND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  <table:table-cell table:formula="of:=[.$E18]*[.$F18]" office:value-type="float" office:value="1.29">
            <text:p>1.29</text:p>
          </table:table-cell>
          <table:table-cell table:number-columns-repeated="1017"/>
        </table:table-row>
        <table:table-row table:style-name="ro1">
          <table:table-cell office:value-type="string">
            <text:p>U3, 8</text:p>
          </table:table-cell>
          <table:table-cell office:value-type="string">
            <text:p>REF5030</text:p>
          </table:table-cell>
          <table:table-cell office:value-type="string">
            <text:p>low-noise, precision, volt. ref. (3V)</text:p>
          </table:table-cell>
          <table:table-cell office:value-type="string">
            <text:p>DK 296-22205-5-ND</text:p>
          </table:table-cell>
          <table:table-cell office:value-type="float" office:value="2">
            <text:p>2</text:p>
          </table:table-cell>
          <table:table-cell office:value-type="float" office:value="4.16">
            <text:p>4.16</text:p>
          </table:table-cell>
          <table:table-cell table:formula="of:=[.$E19]*[.$F19]" office:value-type="float" office:value="8.32">
            <text:p>8.32</text:p>
          </table:table-cell>
          <table:table-cell table:number-columns-repeated="1017"/>
        </table:table-row>
        <table:table-row table:style-name="ro1">
          <table:table-cell office:value-type="string">
            <text:p>U4</text:p>
          </table:table-cell>
          <table:table-cell office:value-type="string">
            <text:p>LM1117MPX-3.3V</text:p>
          </table:table-cell>
          <table:table-cell office:value-type="string">
            <text:p>voltage regulator (3.3V)</text:p>
          </table:table-cell>
          <table:table-cell office:value-type="string">
            <text:p>DK LM1117MPX-3.3/NOPBCT-ND</text:p>
          </table:table-cell>
          <table:table-cell office:value-type="float" office:value="1">
            <text:p>1</text:p>
          </table:table-cell>
          <table:table-cell office:value-type="float" office:value="1.1">
            <text:p>1.10</text:p>
          </table:table-cell>
          <table:table-cell table:formula="of:=[.$E20]*[.$F20]" office:value-type="float" office:value="1.1">
            <text:p>1.10</text:p>
          </table:table-cell>
          <table:table-cell table:number-columns-repeated="1017"/>
        </table:table-row>
        <table:table-row table:style-name="ro1">
          <table:table-cell office:value-type="string">
            <text:p>U5</text:p>
          </table:table-cell>
          <table:table-cell office:value-type="string">
            <text:p>uA7805</text:p>
          </table:table-cell>
          <table:table-cell office:value-type="string">
            <text:p>voltage regulator (5V)</text:p>
          </table:table-cell>
          <table:table-cell office:value-type="string">
            <text:p>DK 296-20796-1-ND</text:p>
          </table:table-cell>
          <table:table-cell office:value-type="float" office:value="1">
            <text:p>1</text:p>
          </table:table-cell>
          <table:table-cell office:value-type="float" office:value="0.86">
            <text:p>0.86</text:p>
          </table:table-cell>
          <table:table-cell table:formula="of:=[.$E21]*[.$F21]" office:value-type="float" office:value="0.86">
            <text:p>0.86</text:p>
          </table:table-cell>
          <table:table-cell table:number-columns-repeated="1017"/>
        </table:table-row>
        <table:table-row table:style-name="ro1">
          <table:table-cell office:value-type="string">
            <text:p>U6</text:p>
          </table:table-cell>
          <table:table-cell office:value-type="string">
            <text:p>SP3232EB</text:p>
          </table:table-cell>
          <table:table-cell office:value-type="string">
            <text:p>RS-232 transceiver</text:p>
          </table:table-cell>
          <table:table-cell office:value-type="string">
            <text:p>DK 1016-1798-1-ND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table:formula="of:=[.$E22]*[.$F22]" office:value-type="float" office:value="1.13">
            <text:p>1.13</text:p>
          </table:table-cell>
          <table:table-cell table:number-columns-repeated="1017"/>
        </table:table-row>
        <table:table-row table:style-name="ro1">
          <table:table-cell office:value-type="string">
            <text:p>U7,14</text:p>
          </table:table-cell>
          <table:table-cell office:value-type="string">
            <text:p>PLVA650A</text:p>
          </table:table-cell>
          <table:table-cell office:value-type="string">
            <text:p>avalanche regulator diode (5V)</text:p>
          </table:table-cell>
          <table:table-cell office:value-type="string">
            <text:p>DK 568-6471-1-ND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table:formula="of:=[.$E23]*[.$F23]" office:value-type="float" office:value="0.9">
            <text:p>0.90</text:p>
          </table:table-cell>
          <table:table-cell table:number-columns-repeated="1017"/>
        </table:table-row>
        <table:table-row table:style-name="ro1">
          <table:table-cell office:value-type="string">
            <text:p>U9,12</text:p>
          </table:table-cell>
          <table:table-cell office:value-type="string">
            <text:p>MCP6001</text:p>
          </table:table-cell>
          <table:table-cell office:value-type="string">
            <text:p>operational amplifier</text:p>
          </table:table-cell>
          <table:table-cell office:value-type="string">
            <text:p>DK MCP6001T-E/OTCT-ND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table:formula="of:=[.$E24]*[.$F24]" office:value-type="float" office:value="0.7">
            <text:p>0.70</text:p>
          </table:table-cell>
          <table:table-cell table:number-columns-repeated="1017"/>
        </table:table-row>
        <table:table-row table:style-name="ro1">
          <table:table-cell office:value-type="string">
            <text:p>U10</text:p>
          </table:table-cell>
          <table:table-cell office:value-type="string">
            <text:p>74LVC1G06</text:p>
          </table:table-cell>
          <table:table-cell office:value-type="string">
            <text:p>open-collector single inverter</text:p>
          </table:table-cell>
          <table:table-cell office:value-type="string">
            <text:p>DK 296-8483-1-ND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table:formula="of:=[.$E25]*[.$F25]" office:value-type="float" office:value="0.21">
            <text:p>0.21</text:p>
          </table:table-cell>
          <table:table-cell table:number-columns-repeated="1017"/>
        </table:table-row>
        <table:table-row table:style-name="ro1">
          <table:table-cell office:value-type="string">
            <text:p>U11</text:p>
          </table:table-cell>
          <table:table-cell office:value-type="string">
            <text:p>SP3485</text:p>
          </table:table-cell>
          <table:table-cell office:value-type="string">
            <text:p>RS-485 transceiver</text:p>
          </table:table-cell>
          <table:table-cell office:value-type="string">
            <text:p>DK 1016-1817-1-ND</text:p>
          </table:table-cell>
          <table:table-cell office:value-type="float" office:value="1">
            <text:p>1</text:p>
          </table:table-cell>
          <table:table-cell office:value-type="float" office:value="2.4">
            <text:p>2.40</text:p>
          </table:table-cell>
          <table:table-cell table:formula="of:=[.$E26]*[.$F26]" office:value-type="float" office:value="2.4">
            <text:p>2.40</text:p>
          </table:table-cell>
          <table:table-cell table:number-columns-repeated="1017"/>
        </table:table-row>
        <table:table-row table:style-name="ro1">
          <table:table-cell office:value-type="string">
            <text:p>U13</text:p>
          </table:table-cell>
          <table:table-cell office:value-type="string">
            <text:p>TC1410N</text:p>
          </table:table-cell>
          <table:table-cell office:value-type="string">
            <text:p>non-inverting MOSFET driver</text:p>
          </table:table-cell>
          <table:table-cell office:value-type="string">
            <text:p>DK TC1410NEOA-ND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  <table:table-cell table:formula="of:=[.$E27]*[.$F27]" office:value-type="float" office:value="1.14">
            <text:p>1.14</text:p>
          </table:table-cell>
          <table:table-cell table:number-columns-repeated="1017"/>
        </table:table-row>
        <table:table-row table:style-name="ro1">
          <table:table-cell office:value-type="string">
            <text:p>U15</text:p>
          </table:table-cell>
          <table:table-cell office:value-type="string">
            <text:p>LM3525</text:p>
          </table:table-cell>
          <table:table-cell office:value-type="string">
            <text:p>power switch</text:p>
          </table:table-cell>
          <table:table-cell office:value-type="string">
            <text:p>DK LM3525MX-H/NOPBCT-ND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table:formula="of:=[.$E28]*[.$F28]" office:value-type="float" office:value="1.45">
            <text:p>1.45</text:p>
          </table:table-cell>
          <table:table-cell table:number-columns-repeated="1017"/>
        </table:table-row>
        <table:table-row table:style-name="ro1">
          <table:table-cell office:value-type="string">
            <text:p>U16</text:p>
          </table:table-cell>
          <table:table-cell office:value-type="string">
            <text:p>TC74</text:p>
          </table:table-cell>
          <table:table-cell office:value-type="string">
            <text:p>digital thermal sensor</text:p>
          </table:table-cell>
          <table:table-cell office:value-type="string">
            <text:p>DK TC74A0-3.3VCTCT-ND</text:p>
          </table:table-cell>
          <table:table-cell office:value-type="float" office:value="1">
            <text:p>1</text:p>
          </table:table-cell>
          <table:table-cell office:value-type="float" office:value="0.87">
            <text:p>0.87</text:p>
          </table:table-cell>
          <table:table-cell table:formula="of:=[.$E29]*[.$F29]" office:value-type="float" office:value="0.87">
            <text:p>0.87</text:p>
          </table:table-cell>
          <table:table-cell table:number-columns-repeated="1017"/>
        </table:table-row>
        <table:table-row table:style-name="ro1">
          <table:table-cell office:value-type="string">
            <text:p>U17</text:p>
          </table:table-cell>
          <table:table-cell office:value-type="string">
            <text:p>SST25VF064C</text:p>
          </table:table-cell>
          <table:table-cell office:value-type="string">
            <text:p>64 Mbit flash memory</text:p>
          </table:table-cell>
          <table:table-cell office:value-type="string">
            <text:p>DK SST25VF064C-80-4I-S3AE-ND</text:p>
          </table:table-cell>
          <table:table-cell office:value-type="float" office:value="1">
            <text:p>1</text:p>
          </table:table-cell>
          <table:table-cell office:value-type="float" office:value="4.57">
            <text:p>4.57</text:p>
          </table:table-cell>
          <table:table-cell table:formula="of:=[.$E30]*[.$F30]" office:value-type="float" office:value="4.57">
            <text:p>4.5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Q1,2</text:p>
          </table:table-cell>
          <table:table-cell office:value-type="string">
            <text:p>MJD31C</text:p>
          </table:table-cell>
          <table:table-cell office:value-type="string">
            <text:p>general purpose NPN transistor</text:p>
          </table:table-cell>
          <table:table-cell office:value-type="string">
            <text:p>DK MJD31C-13DICT-ND</text:p>
          </table:table-cell>
          <table:table-cell office:value-type="float" office:value="2">
            <text:p>2</text:p>
          </table:table-cell>
          <table:table-cell office:value-type="float" office:value="0.57">
            <text:p>0.57</text:p>
          </table:table-cell>
          <table:table-cell table:formula="of:=[.$E32]*[.$F32]" office:value-type="float" office:value="1.14">
            <text:p>1.1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1</text:p>
          </table:table-cell>
          <table:table-cell office:value-type="string">
            <text:p>LH R974-LP-1</text:p>
          </table:table-cell>
          <table:table-cell office:value-type="string">
            <text:p>SMD 0805 red LED</text:p>
          </table:table-cell>
          <table:table-cell office:value-type="string">
            <text:p>DK 475-1415-1-ND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table:formula="of:=[.$E34]*[.$F34]" office:value-type="float" office:value="0.08">
            <text:p>0.08</text:p>
          </table:table-cell>
          <table:table-cell table:number-columns-repeated="1017"/>
        </table:table-row>
        <table:table-row table:style-name="ro1">
          <table:table-cell office:value-type="string">
            <text:p>D2</text:p>
          </table:table-cell>
          <table:table-cell office:value-type="string">
            <text:p>STTH102A</text:p>
          </table:table-cell>
          <table:table-cell office:value-type="string">
            <text:p>flyback diode</text:p>
          </table:table-cell>
          <table:table-cell office:value-type="string">
            <text:p>DK 497-2500-1-ND</text:p>
          </table:table-cell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table:formula="of:=[.$E35]*[.$F35]" office:value-type="float" office:value="0.38">
            <text:p>0.3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1</text:p>
          </table:table-cell>
          <table:table-cell office:value-type="string">
            <text:p>G5LE-14 DC24</text:p>
          </table:table-cell>
          <table:table-cell office:value-type="string">
            <text:p>Omron 24V power relay</text:p>
          </table:table-cell>
          <table:table-cell office:value-type="string">
            <text:p>DK Z1013-ND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  <table:table-cell table:formula="of:=[.$E37]*[.$F37]" office:value-type="float" office:value="1.28">
            <text:p>1.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1</text:p>
          </table:table-cell>
          <table:table-cell office:value-type="string">
            <text:p>SEN-10955</text:p>
          </table:table-cell>
          <table:table-cell office:value-type="string">
            <text:p>MMA8452Q 3-axis accelerometer</text:p>
          </table:table-cell>
          <table:table-cell office:value-type="string">
            <text:p>SF SEN-10955</text:p>
          </table:table-cell>
          <table:table-cell office:value-type="float" office:value="1">
            <text:p>1</text:p>
          </table:table-cell>
          <table:table-cell office:value-type="float" office:value="8.96">
            <text:p>8.96</text:p>
          </table:table-cell>
          <table:table-cell table:formula="of:=[.$E39]*[.$F39]" office:value-type="float" office:value="8.96">
            <text:p>8.9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1</text:p>
          </table:table-cell>
          <table:table-cell office:value-type="string">
            <text:p>1uF</text:p>
          </table:table-cell>
          <table:table-cell office:value-type="string">
            <text:p>tantalum 16V 10% 1206</text:p>
          </table:table-cell>
          <table:table-cell office:value-type="string">
            <text:p>DK 399-3678-1-ND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table:formula="of:=[.$E41]*[.$F41]" office:value-type="float" office:value="0.34">
            <text:p>0.34</text:p>
          </table:table-cell>
          <table:table-cell table:number-columns-repeated="1017"/>
        </table:table-row>
        <table:table-row table:style-name="ro1">
          <table:table-cell office:value-type="string">
            <text:p>C2,3,10,11</text:p>
          </table:table-cell>
          <table:table-cell office:value-type="string">
            <text:p>1uF</text:p>
          </table:table-cell>
          <table:table-cell office:value-type="string">
            <text:p>tantalum 35V 10% 1411 ESR 1.7</text:p>
          </table:table-cell>
          <table:table-cell office:value-type="string">
            <text:p>DK 399-4975-1-ND</text:p>
          </table:table-cell>
          <table:table-cell office:value-type="float" office:value="4">
            <text:p>4</text:p>
          </table:table-cell>
          <table:table-cell office:value-type="float" office:value="1.54">
            <text:p>1.54</text:p>
          </table:table-cell>
          <table:table-cell table:formula="of:=[.$E42]*[.$F42]" office:value-type="float" office:value="6.16">
            <text:p>6.16</text:p>
          </table:table-cell>
          <table:table-cell table:number-columns-repeated="1017"/>
        </table:table-row>
        <table:table-row table:style-name="ro1">
          <table:table-cell office:value-type="string">
            <text:p>C4</text:p>
          </table:table-cell>
          <table:table-cell office:value-type="string">
            <text:p>10uF</text:p>
          </table:table-cell>
          <table:table-cell office:value-type="string">
            <text:p>tantalum 16V 10% 1411 ESR 0.8</text:p>
          </table:table-cell>
          <table:table-cell office:value-type="string">
            <text:p>DK 399-3830-ND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  <table:table-cell table:formula="of:=[.$E43]*[.$F43]" office:value-type="float" office:value="1.11">
            <text:p>1.11</text:p>
          </table:table-cell>
          <table:table-cell table:number-columns-repeated="1017"/>
        </table:table-row>
        <table:table-row table:style-name="ro1">
          <table:table-cell office:value-type="string">
            <text:p>C8</text:p>
          </table:table-cell>
          <table:table-cell office:value-type="string">
            <text:p>10uF</text:p>
          </table:table-cell>
          <table:table-cell office:value-type="string">
            <text:p>tantalum 16V 10% 1411</text:p>
          </table:table-cell>
          <table:table-cell office:value-type="string">
            <text:p>DK 399-10138-ND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table:formula="of:=[.$E44]*[.$F44]" office:value-type="float" office:value="0.42">
            <text:p>0.42</text:p>
          </table:table-cell>
          <table:table-cell table:number-columns-repeated="1017"/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 office:value-type="string">
            <text:p>tantalum 50V 10% 2917</text:p>
          </table:table-cell>
          <table:table-cell office:value-type="string">
            <text:p>DK 399-3792-1-ND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  <table:table-cell table:formula="of:=[.$E45]*[.$F45]" office:value-type="float" office:value="1.21">
            <text:p>1.21</text:p>
          </table:table-cell>
          <table:table-cell table:number-columns-repeated="1017"/>
        </table:table-row>
        <table:table-row table:style-name="ro1">
          <table:table-cell office:value-type="string">
            <text:p>C6,7</text:p>
          </table:table-cell>
          <table:table-cell office:value-type="string">
            <text:p>100uF</text:p>
          </table:table-cell>
          <table:table-cell office:value-type="string">
            <text:p>tantalum 20V 20% 2917 ESR 0.05</text:p>
          </table:table-cell>
          <table:table-cell office:value-type="string">
            <text:p>DK 478-3638-1-ND</text:p>
          </table:table-cell>
          <table:table-cell office:value-type="float" office:value="2">
            <text:p>2</text:p>
          </table:table-cell>
          <table:table-cell office:value-type="float" office:value="8.27">
            <text:p>8.27</text:p>
          </table:table-cell>
          <table:table-cell table:formula="of:=[.$E46]*[.$F46]" office:value-type="float" office:value="16.54">
            <text:p>16.54</text:p>
          </table:table-cell>
          <table:table-cell table:number-columns-repeated="1017"/>
        </table:table-row>
        <table:table-row table:style-name="ro1">
          <table:table-cell office:value-type="string">
            <text:p>C12</text:p>
          </table:table-cell>
          <table:table-cell office:value-type="string">
            <text:p>100uF</text:p>
          </table:table-cell>
          <table:table-cell office:value-type="string">
            <text:p>tantalum 10V 10% 2917</text:p>
          </table:table-cell>
          <table:table-cell office:value-type="string">
            <text:p>DK 399-3769-1-ND</text:p>
          </table:table-cell>
          <table:table-cell office:value-type="float" office:value="1">
            <text:p>1</text:p>
          </table:table-cell>
          <table:table-cell office:value-type="float" office:value="1.08">
            <text:p>1.08</text:p>
          </table:table-cell>
          <table:table-cell table:formula="of:=[.$E47]*[.$F47]" office:value-type="float" office:value="1.08">
            <text:p>1.08</text:p>
          </table:table-cell>
          <table:table-cell table:number-columns-repeated="1017"/>
        </table:table-row>
        <table:table-row table:style-name="ro1">
          <table:table-cell office:value-type="string">
            <text:p>C9</text:p>
          </table:table-cell>
          <table:table-cell office:value-type="string">
            <text:p>47uF</text:p>
          </table:table-cell>
          <table:table-cell office:value-type="string">
            <text:p>tantalum 10V 10% 1411</text:p>
          </table:table-cell>
          <table:table-cell office:value-type="string">
            <text:p>DK 399-9728-1-ND</text:p>
          </table:table-cell>
          <table:table-cell office:value-type="float" office:value="1">
            <text:p>1</text:p>
          </table:table-cell>
          <table:table-cell office:value-type="float" office:value="0.53">
            <text:p>0.53</text:p>
          </table:table-cell>
          <table:table-cell table:formula="of:=[.$E48]*[.$F48]" office:value-type="float" office:value="0.53">
            <text:p>0.53</text:p>
          </table:table-cell>
          <table:table-cell table:number-columns-repeated="1017"/>
        </table:table-row>
        <table:table-row table:style-name="ro1">
          <table:table-cell office:value-type="string">
            <text:p>Cx</text:p>
          </table:table-cell>
          <table:table-cell office:value-type="string">
            <text:p>0.1uF</text:p>
          </table:table-cell>
          <table:table-cell office:value-type="string">
            <text:p>SMD 0805 decoupling capacitor</text:p>
          </table:table-cell>
          <table:table-cell office:value-type="string">
            <text:p>DK 399-7367-2-ND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table:formula="of:=[.$E49]*[.$F49]" office:value-type="float" office:value="0.3">
            <text:p>0.3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1</text:p>
          </table:table-cell>
          <table:table-cell table:style-name="ce4" office:value-type="string">
            <text:p>?</text:p>
          </table:table-cell>
          <table:table-cell office:value-type="string">
            <text:p>SMD 0805 1/8W resistor 5%</text:p>
          </table:table-cell>
          <table:table-cell/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table:formula="of:=[.$E51]*[.$F51]" office:value-type="float" office:value="0.08">
            <text:p>0.08</text:p>
          </table:table-cell>
          <table:table-cell table:number-columns-repeated="1017"/>
        </table:table-row>
        <table:table-row table:style-name="ro1">
          <table:table-cell office:value-type="string">
            <text:p>R2,21,23,26,32,33</text:p>
          </table:table-cell>
          <table:table-cell office:value-type="string">
            <text:p>10K</text:p>
          </table:table-cell>
          <table:table-cell office:value-type="string">
            <text:p>SMD 0805 1/8W resistor 5%</text:p>
          </table:table-cell>
          <table:table-cell office:value-type="string">
            <text:p>DK 541-10KACT-ND</text:p>
          </table:table-cell>
          <table:table-cell office:value-type="float" office:value="6">
            <text:p>6</text:p>
          </table:table-cell>
          <table:table-cell office:value-type="float" office:value="0.08">
            <text:p>0.08</text:p>
          </table:table-cell>
          <table:table-cell table:formula="of:=[.$E52]*[.$F52]" office:value-type="float" office:value="0.48">
            <text:p>0.48</text:p>
          </table:table-cell>
          <table:table-cell table:number-columns-repeated="1017"/>
        </table:table-row>
        <table:table-row table:style-name="ro1">
          <table:table-cell office:value-type="string">
            <text:p>R3</text:p>
          </table:table-cell>
          <table:table-cell office:value-type="float" office:value="100">
            <text:p>100</text:p>
          </table:table-cell>
          <table:table-cell office:value-type="string">
            <text:p>SMD 0805 1/8W resistor 5%</text:p>
          </table:table-cell>
          <table:table-cell office:value-type="string">
            <text:p>DK 541-100ACT-ND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table:formula="of:=[.$E53]*[.$F53]" office:value-type="float" office:value="0.08">
            <text:p>0.08</text:p>
          </table:table-cell>
          <table:table-cell table:number-columns-repeated="1017"/>
        </table:table-row>
        <table:table-row table:style-name="ro1"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SMD 1210 1/2W resistor 5%</text:p>
          </table:table-cell>
          <table:table-cell office:value-type="string">
            <text:p>DK P1.0VCT-ND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formula="of:=[.$E54]*[.$F54]" office:value-type="float" office:value="0.33">
            <text:p>0.33</text:p>
          </table:table-cell>
          <table:table-cell table:number-columns-repeated="1017"/>
        </table:table-row>
        <table:table-row table:style-name="ro1">
          <table:table-cell office:value-type="string">
            <text:p>R5</text:p>
          </table:table-cell>
          <table:table-cell office:value-type="float" office:value="680">
            <text:p>680</text:p>
          </table:table-cell>
          <table:table-cell office:value-type="string">
            <text:p>SMD 0805 1/8W resistor 1%</text:p>
          </table:table-cell>
          <table:table-cell office:value-type="string">
            <text:p>DK 541-680CCT-ND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table:formula="of:=[.$E55]*[.$F55]" office:value-type="float" office:value="0.09">
            <text:p>0.09</text:p>
          </table:table-cell>
          <table:table-cell table:number-columns-repeated="1017"/>
        </table:table-row>
        <table:table-row table:style-name="ro1">
          <table:table-cell office:value-type="string">
            <text:p>R6</text:p>
          </table:table-cell>
          <table:table-cell office:value-type="float" office:value="150">
            <text:p>150</text:p>
          </table:table-cell>
          <table:table-cell office:value-type="string">
            <text:p>SMD 0805 1/8W resistor 5%</text:p>
          </table:table-cell>
          <table:table-cell office:value-type="string">
            <text:p>DK 541-150ACT-ND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table:formula="of:=[.$E56]*[.$F56]" office:value-type="float" office:value="0.08">
            <text:p>0.08</text:p>
          </table:table-cell>
          <table:table-cell table:number-columns-repeated="1017"/>
        </table:table-row>
        <table:table-row table:style-name="ro1">
          <table:table-cell office:value-type="string">
            <text:p>R7,11</text:p>
          </table:table-cell>
          <table:table-cell office:value-type="float" office:value="470">
            <text:p>470</text:p>
          </table:table-cell>
          <table:table-cell office:value-type="string">
            <text:p>SMD 0805 1/8W resistor 5%</text:p>
          </table:table-cell>
          <table:table-cell office:value-type="string">
            <text:p>DK 541-470ACT-ND</text:p>
          </table:table-cell>
          <table:table-cell office:value-type="float" office:value="2">
            <text:p>2</text:p>
          </table:table-cell>
          <table:table-cell office:value-type="float" office:value="0.08">
            <text:p>0.08</text:p>
          </table:table-cell>
          <table:table-cell table:formula="of:=[.$E57]*[.$F57]" office:value-type="float" office:value="0.16">
            <text:p>0.16</text:p>
          </table:table-cell>
          <table:table-cell table:number-columns-repeated="1017"/>
        </table:table-row>
        <table:table-row table:style-name="ro1">
          <table:table-cell office:value-type="string">
            <text:p>R8,10,12,15,16</text:p>
          </table:table-cell>
          <table:table-cell office:value-type="string">
            <text:p>1K</text:p>
          </table:table-cell>
          <table:table-cell office:value-type="string">
            <text:p>SMD 0805 1/8W resistor 5%</text:p>
          </table:table-cell>
          <table:table-cell office:value-type="string">
            <text:p>DK 541-1.0KACT-ND</text:p>
          </table:table-cell>
          <table:table-cell office:value-type="float" office:value="5">
            <text:p>5</text:p>
          </table:table-cell>
          <table:table-cell office:value-type="float" office:value="0.08">
            <text:p>0.08</text:p>
          </table:table-cell>
          <table:table-cell table:formula="of:=[.$E58]*[.$F58]" office:value-type="float" office:value="0.4">
            <text:p>0.40</text:p>
          </table:table-cell>
          <table:table-cell table:number-columns-repeated="1017"/>
        </table:table-row>
        <table:table-row table:style-name="ro1">
          <table:table-cell office:value-type="string">
            <text:p>R9,13</text:p>
          </table:table-cell>
          <table:table-cell office:value-type="string">
            <text:p>1.8K</text:p>
          </table:table-cell>
          <table:table-cell office:value-type="string">
            <text:p>SMD 0805 1/8W resistor 5%</text:p>
          </table:table-cell>
          <table:table-cell office:value-type="string">
            <text:p>DK 541-1.8KACT-ND</text:p>
          </table:table-cell>
          <table:table-cell office:value-type="float" office:value="2">
            <text:p>2</text:p>
          </table:table-cell>
          <table:table-cell office:value-type="float" office:value="0.08">
            <text:p>0.08</text:p>
          </table:table-cell>
          <table:table-cell table:formula="of:=[.$E59]*[.$F59]" office:value-type="float" office:value="0.16">
            <text:p>0.16</text:p>
          </table:table-cell>
          <table:table-cell table:number-columns-repeated="1017"/>
        </table:table-row>
        <table:table-row table:style-name="ro1">
          <table:table-cell office:value-type="string">
            <text:p>R14</text:p>
          </table:table-cell>
          <table:table-cell office:value-type="string">
            <text:p>300K</text:p>
          </table:table-cell>
          <table:table-cell office:value-type="string">
            <text:p>SMD 0805 1/8W resistor 1%</text:p>
          </table:table-cell>
          <table:table-cell office:value-type="string">
            <text:p>DK 541-300KCCT-ND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table:formula="of:=[.$E60]*[.$F60]" office:value-type="float" office:value="0.09">
            <text:p>0.09</text:p>
          </table:table-cell>
          <table:table-cell table:number-columns-repeated="1017"/>
        </table:table-row>
        <table:table-row table:style-name="ro1">
          <table:table-cell office:value-type="string">
            <text:p>R17</text:p>
          </table:table-cell>
          <table:table-cell office:value-type="float" office:value="220">
            <text:p>220</text:p>
          </table:table-cell>
          <table:table-cell office:value-type="string">
            <text:p>SMD 0805 1/8W resistor 5%</text:p>
          </table:table-cell>
          <table:table-cell office:value-type="string">
            <text:p>DK 541-220ACT-ND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table:formula="of:=[.$E61]*[.$F61]" office:value-type="float" office:value="0.08">
            <text:p>0.08</text:p>
          </table:table-cell>
          <table:table-cell table:number-columns-repeated="1017"/>
        </table:table-row>
        <table:table-row table:style-name="ro1">
          <table:table-cell office:value-type="string">
            <text:p>R18</text:p>
          </table:table-cell>
          <table:table-cell table:style-name="ce4" office:value-type="string">
            <text:p>?</text:p>
          </table:table-cell>
          <table:table-cell office:value-type="string">
            <text:p>SMD 0805 1/8W resistor 5%</text:p>
          </table:table-cell>
          <table:table-cell/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table:formula="of:=[.$E62]*[.$F62]" office:value-type="float" office:value="0.08">
            <text:p>0.08</text:p>
          </table:table-cell>
          <table:table-cell table:number-columns-repeated="1017"/>
        </table:table-row>
        <table:table-row table:style-name="ro1">
          <table:table-cell office:value-type="string">
            <text:p>R19</text:p>
          </table:table-cell>
          <table:table-cell office:value-type="string">
            <text:p>3.0K</text:p>
          </table:table-cell>
          <table:table-cell office:value-type="string">
            <text:p>SMD 0805 1/8W resistor 1%</text:p>
          </table:table-cell>
          <table:table-cell office:value-type="string">
            <text:p>DK 541-3.00KCCT-ND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table:formula="of:=[.$E63]*[.$F63]" office:value-type="float" office:value="0.09">
            <text:p>0.09</text:p>
          </table:table-cell>
          <table:table-cell table:number-columns-repeated="1017"/>
        </table:table-row>
        <table:table-row table:style-name="ro1">
          <table:table-cell office:value-type="string">
            <text:p>R20</text:p>
          </table:table-cell>
          <table:table-cell office:value-type="string">
            <text:p>1.0K</text:p>
          </table:table-cell>
          <table:table-cell office:value-type="string">
            <text:p>SMD 0805 1/8W resistor 1%</text:p>
          </table:table-cell>
          <table:table-cell office:value-type="string">
            <text:p>DK 541-1.00KCCT-ND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table:formula="of:=[.$E64]*[.$F64]" office:value-type="float" office:value="0.09">
            <text:p>0.09</text:p>
          </table:table-cell>
          <table:table-cell table:number-columns-repeated="1017"/>
        </table:table-row>
        <table:table-row table:style-name="ro1">
          <table:table-cell office:value-type="string">
            <text:p>R22,27</text:p>
          </table:table-cell>
          <table:table-cell office:value-type="float" office:value="10">
            <text:p>10</text:p>
          </table:table-cell>
          <table:table-cell office:value-type="string">
            <text:p>SMD 0805 1/8W resistor 5%</text:p>
          </table:table-cell>
          <table:table-cell office:value-type="string">
            <text:p>DK 541-10ACT-ND</text:p>
          </table:table-cell>
          <table:table-cell office:value-type="float" office:value="2">
            <text:p>2</text:p>
          </table:table-cell>
          <table:table-cell office:value-type="float" office:value="0.08">
            <text:p>0.08</text:p>
          </table:table-cell>
          <table:table-cell table:formula="of:=[.$E65]*[.$F65]" office:value-type="float" office:value="0.16">
            <text:p>0.16</text:p>
          </table:table-cell>
          <table:table-cell table:number-columns-repeated="1017"/>
        </table:table-row>
        <table:table-row table:style-name="ro1">
          <table:table-cell office:value-type="string">
            <text:p>R24</text:p>
          </table:table-cell>
          <table:table-cell office:value-type="string">
            <text:p>3K</text:p>
          </table:table-cell>
          <table:table-cell office:value-type="string">
            <text:p>SMD 0805 1/8W resistor 5%</text:p>
          </table:table-cell>
          <table:table-cell office:value-type="string">
            <text:p>DK 541-3.0KACT-ND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table:formula="of:=[.$E66]*[.$F66]" office:value-type="float" office:value="0.08">
            <text:p>0.08</text:p>
          </table:table-cell>
          <table:table-cell table:number-columns-repeated="1017"/>
        </table:table-row>
        <table:table-row table:style-name="ro1">
          <table:table-cell office:value-type="string">
            <text:p>R25</text:p>
          </table:table-cell>
          <table:table-cell office:value-type="string">
            <text:p>3.9K</text:p>
          </table:table-cell>
          <table:table-cell office:value-type="string">
            <text:p>SMD 0805 1/8W resistor 5%</text:p>
          </table:table-cell>
          <table:table-cell office:value-type="string">
            <text:p>DK 541-3.9KACT-ND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table:formula="of:=[.$E67]*[.$F67]" office:value-type="float" office:value="0.08">
            <text:p>0.08</text:p>
          </table:table-cell>
          <table:table-cell table:number-columns-repeated="1017"/>
        </table:table-row>
        <table:table-row table:style-name="ro1">
          <table:table-cell office:value-type="string">
            <text:p>R28,29</text:p>
          </table:table-cell>
          <table:table-cell office:value-type="string">
            <text:p>2.4K</text:p>
          </table:table-cell>
          <table:table-cell office:value-type="string">
            <text:p>SMD 0805 1/8W resistor 5%</text:p>
          </table:table-cell>
          <table:table-cell office:value-type="string">
            <text:p>DK 541-2.4KACT-ND</text:p>
          </table:table-cell>
          <table:table-cell office:value-type="float" office:value="2">
            <text:p>2</text:p>
          </table:table-cell>
          <table:table-cell office:value-type="float" office:value="0.08">
            <text:p>0.08</text:p>
          </table:table-cell>
          <table:table-cell table:formula="of:=[.$E68]*[.$F68]" office:value-type="float" office:value="0.16">
            <text:p>0.16</text:p>
          </table:table-cell>
          <table:table-cell table:number-columns-repeated="1017"/>
        </table:table-row>
        <table:table-row table:style-name="ro1">
          <table:table-cell office:value-type="string">
            <text:p>R30,31</text:p>
          </table:table-cell>
          <table:table-cell office:value-type="string">
            <text:p>3.3K</text:p>
          </table:table-cell>
          <table:table-cell office:value-type="string">
            <text:p>SMD 0805 1/8W resistor 5%</text:p>
          </table:table-cell>
          <table:table-cell office:value-type="string">
            <text:p>DK 541-3.3KACT-ND</text:p>
          </table:table-cell>
          <table:table-cell office:value-type="float" office:value="2">
            <text:p>2</text:p>
          </table:table-cell>
          <table:table-cell office:value-type="float" office:value="0.08">
            <text:p>0.08</text:p>
          </table:table-cell>
          <table:table-cell table:formula="of:=[.$E69]*[.$F69]" office:value-type="float" office:value="0.16">
            <text:p>0.1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pan text:style-name="T1">1</text:span> Quantity specified as number of components required per board</text:p>
          </table:table-cell>
          <table:table-cell table:number-columns-repeated="5"/>
          <table:table-cell table:formula="of:=SUM([.G3:.G69])" office:value-type="float" office:value="114.75875">
            <text:p>114.76</text:p>
          </table:table-cell>
          <table:table-cell table:number-columns-repeated="1017"/>
        </table:table-row>
        <table:table-row table:style-name="ro1">
          <table:table-cell office:value-type="string">
            <text:p><text:span text:style-name="T1">2</text:span> Cost specified as per component when purchased in lots of 10 or grea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K prefix (in column D) - refers to Digikey (www.digikey.com)</text:p>
          </table:table-cell>
          <table:table-cell table:number-columns-repeated="1023"/>
        </table:table-row>
        <table:table-row table:style-name="ro1">
          <table:table-cell office:value-type="string">
            <text:p>SF prefix (in column D) - refers to Sparkfun (www.sparkfun.com)</text:p>
          </table:table-cell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098in" fo:margin-bottom="0.5098in" fo:margin-left="0.6902in" fo:margin-right="0.690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10/09/2013</text:date>, <text:time>14:4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Ackermann</meta:initial-creator>
    <meta:creation-date>2013-10-08T17:22:41</meta:creation-date>
    <meta:generator>OpenOffice.org/3.2$Linux OpenOffice.org_project/320m12$Build-9483</meta:generator>
    <dc:date>2013-10-09T14:42:00</dc:date>
    <dc:creator>Robert Ackermann</dc:creator>
    <meta:editing-duration>PT21H19M20S</meta:editing-duration>
    <meta:editing-cycles>38</meta:editing-cycles>
    <meta:document-statistic meta:table-count="3" meta:cell-count="414" meta:object-count="0"/>
  </office:meta>
</office:document-meta>
</file>